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813in" fo:margin-left="-0.2951in" fo:margin-top="0in" fo:margin-bottom="0in" table:align="left"/>
    </style:style>
    <style:style style:name="Table1.A" style:family="table-column">
      <style:table-column-properties style:column-width="1.0097in"/>
    </style:style>
    <style:style style:name="Table1.B" style:family="table-column">
      <style:table-column-properties style:column-width="1.0938in"/>
    </style:style>
    <style:style style:name="Table1.C" style:family="table-column">
      <style:table-column-properties style:column-width="0.7083in"/>
    </style:style>
    <style:style style:name="Table1.D" style:family="table-column">
      <style:table-column-properties style:column-width="1.0833in"/>
    </style:style>
    <style:style style:name="Table1.E" style:family="table-column">
      <style:table-column-properties style:column-width="0.8979in"/>
    </style:style>
    <style:style style:name="Table1.F" style:family="table-column">
      <style:table-column-properties style:column-width="1.2438in"/>
    </style:style>
    <style:style style:name="Table1.1" style:family="table-row">
      <style:table-row-properties style:min-row-height="0.509in" fo:keep-together="auto"/>
    </style:style>
    <style:style style:name="Table1.A1" style:family="table-cell">
      <style:table-cell-properties style:vertical-align="" fo:padding="0.0694in" fo:border="1pt solid #000000"/>
    </style:style>
    <style:style style:name="Table2" style:family="table">
      <style:table-properties style:width="3.5521in" fo:margin-left="0in" fo:margin-top="0in" fo:margin-bottom="0in" table:align="left"/>
    </style:style>
    <style:style style:name="Table2.A" style:family="table-column">
      <style:table-column-properties style:column-width="0.9681in"/>
    </style:style>
    <style:style style:name="Table2.B" style:family="table-column">
      <style:table-column-properties style:column-width="1.2715in"/>
    </style:style>
    <style:style style:name="Table2.C" style:family="table-column">
      <style:table-column-properties style:column-width="1.312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loext:graphic-properties draw:fill="solid" draw:fill-color="#fffffe"/>
      <style:paragraph-properties fo:line-height="135%" fo:text-align="justify" style:justify-single-word="false" fo:orphans="0" fo:widows="0" fo:background-color="#fffffe"/>
    </style:style>
    <style:style style:name="P3" style:family="paragraph" style:parent-style-name="Standard">
      <style:paragraph-properties fo:text-align="justify" style:justify-single-word="false"/>
      <style:text-properties fo:color="#24292e" fo:background-color="#ffffff"/>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officeooo:rsid="00106aa5" officeooo:paragraph-rsid="00106aa5"/>
    </style:style>
    <style:style style:name="P6" style:family="paragraph" style:parent-style-name="Standard" style:list-style-name="L1">
      <style:paragraph-properties fo:text-align="justify" style:justify-single-word="false"/>
      <style:text-properties officeooo:rsid="00106aa5" officeooo:paragraph-rsid="00106aa5"/>
    </style:style>
    <style:style style:name="P7" style:family="paragraph" style:parent-style-name="Standard">
      <loext:graphic-properties draw:fill-color="#ffffff"/>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8" style:family="paragraph" style:parent-style-name="Standard">
      <style:paragraph-properties fo:margin-left="0.5in" fo:margin-right="0in" fo:text-align="justify" style:justify-single-word="false" fo:text-indent="-0.25in" style:auto-text-indent="false"/>
    </style:style>
    <style:style style:name="P9" style:family="paragraph" style:parent-style-name="Standard" style:list-style-name="WWNum2">
      <style:paragraph-properties fo:margin-left="0.5in" fo:margin-right="0in" fo:text-align="justify" style:justify-single-word="false" fo:text-indent="-0.25in" style:auto-text-indent="false"/>
    </style:style>
    <style:style style:name="P10" style:family="paragraph" style:parent-style-name="Standard" style:list-style-name="WWNum1">
      <style:paragraph-properties fo:margin-left="0.5in" fo:margin-right="0in" fo:text-align="justify" style:justify-single-word="false" fo:text-indent="-0.25in" style:auto-text-indent="false"/>
    </style:style>
    <style:style style:name="P11" style:family="paragraph" style:parent-style-name="Standard">
      <style:paragraph-properties fo:margin-left="0.5in" fo:margin-right="0in" fo:text-align="justify" style:justify-single-word="false" fo:text-indent="-0.25in" style:auto-text-indent="false"/>
      <style:text-properties officeooo:rsid="00106aa5" officeooo:paragraph-rsid="00106aa5"/>
    </style:style>
    <style:style style:name="P12" style:family="paragraph" style:parent-style-name="Standard">
      <style:paragraph-properties fo:margin-left="0in" fo:margin-right="0in" fo:text-align="justify" style:justify-single-word="false" fo:text-indent="0in" style:auto-text-indent="false"/>
    </style:style>
    <style:style style:name="P13" style:family="paragraph" style:parent-style-name="Standard">
      <style:paragraph-properties fo:margin-left="0.5in" fo:margin-right="0in" fo:text-align="justify" style:justify-single-word="false" fo:text-indent="0in" style:auto-text-indent="false"/>
      <style:text-properties fo:color="#404040" fo:background-color="#fcfcfc"/>
    </style:style>
    <style:style style:name="P14" style:family="paragraph" style:parent-style-name="Standard" style:master-page-name="Standard">
      <style:paragraph-properties fo:text-align="justify" style:justify-single-word="false" style:page-number="1"/>
    </style:style>
    <style:style style:name="T1" style:family="text">
      <style:text-properties fo:font-weight="bold" style:font-weight-asian="bold"/>
    </style:style>
    <style:style style:name="T2" style:family="text">
      <style:text-properties fo:color="#38761d" fo:font-weight="bold" style:font-weight-asian="bold"/>
    </style:style>
    <style:style style:name="T3" style:family="text">
      <style:text-properties fo:color="#980000" fo:font-weight="bold" style:font-weight-asian="bold"/>
    </style:style>
    <style:style style:name="T4" style:family="text">
      <style:text-properties fo:color="#a31515" fo:font-weight="bold" style:font-weight-asian="bold"/>
    </style:style>
    <style:style style:name="T5" style:family="text">
      <style:text-properties fo:color="#24292e" fo:background-color="#ffffff"/>
    </style:style>
    <style:style style:name="T6" style:family="text">
      <style:text-properties fo:color="#24292e" fo:font-weight="bold" style:font-weight-asian="bold" fo:background-color="#ffffff"/>
    </style:style>
    <style:style style:name="T7" style:family="text">
      <style:text-properties fo:color="#404040" fo:background-color="#fcfcfc" loext:char-shading-value="0"/>
    </style:style>
    <style:style style:name="T8" style:family="text">
      <style:text-properties style:text-underline-style="none"/>
    </style:style>
    <style:style style:name="T9" style:family="text">
      <style:text-properties fo:color="#6aa84f" fo:font-weight="bold" style:font-weight-asian="bol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text:span text:style-name="T1">Dataset</text:span>: <text:s/>HOTPOT QA Dataset.</text:p>
      <text:p text:style-name="P1"/>
      <text:p text:style-name="P1"><text:span text:style-name="T2">First Phase:</text:span></text:p>
      <text:p text:style-name="P1">I <text:s/>have <text:s/>created <text:s/>the following <text:s/>dataframe from the HOTPOT QA dataset,</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row table:style-name="Table1.1">
          <table:table-cell table:style-name="Table1.A1" office:value-type="string">
            <text:p text:style-name="P2"><text:span text:style-name="T3">question-id</text:span></text:p>
          </table:table-cell>
          <table:table-cell table:style-name="Table1.A1" office:value-type="string">
            <text:p text:style-name="P2"><text:span text:style-name="T3">passage-id</text:span></text:p>
            <text:p text:style-name="P7"/>
          </table:table-cell>
          <table:table-cell table:style-name="Table1.A1" office:value-type="string">
            <text:p text:style-name="P2"><text:span text:style-name="T3">question</text:span></text:p>
            <text:p text:style-name="P7"/>
          </table:table-cell>
          <table:table-cell table:style-name="Table1.A1" office:value-type="string">
            <text:p text:style-name="P2"><text:span text:style-name="T4">passage_title</text:span></text:p>
            <text:p text:style-name="P7"/>
          </table:table-cell>
          <table:table-cell table:style-name="Table1.A1" office:value-type="string">
            <text:p text:style-name="P2"><text:span text:style-name="T4">sentence</text:span></text:p>
            <text:p text:style-name="P7"/>
          </table:table-cell>
          <table:table-cell table:style-name="Table1.A1" office:value-type="string">
            <text:p text:style-name="P2"><text:span text:style-name="T4">passage_length</text:span></text:p>
            <text:p text:style-name="P7"/>
          </table:table-cell>
          <table:table-cell table:style-name="Table1.A1" office:value-type="string">
            <text:p text:style-name="P2"><text:span text:style-name="T4">sia_score</text:span></text:p>
          </table:table-cell>
        </table:table-row>
      </table:table>
      <text:p text:style-name="P1"><text:s/></text:p>
      <text:p text:style-name="P1">Question-id: unique id for each question</text:p>
      <text:p text:style-name="P1">Passage-id: candidate passage id of <text:s/>each question</text:p>
      <text:p text:style-name="P1">Question: question+exact answer</text:p>
      <text:p text:style-name="P1">Passage_title: candidate passage title</text:p>
      <text:p text:style-name="P1">Sentence: <text:s/>each sentence from candidate passage</text:p>
      <text:p text:style-name="P1">Passage_length: <text:s/>length of the candidate <text:s/>passage, required for calculating the average SIA score for the <text:s/>candidate <text:s/>passage</text:p>
      <text:p text:style-name="P1">Sia_score - sia score between question and each sentence of the candidate passage</text:p>
      <text:p text:style-name="P1"/>
      <text:p text:style-name="P1"/>
      <text:p text:style-name="P1"/>
      <text:p text:style-name="P1"><text:span text:style-name="T2">Second phase:</text:span></text:p>
      <text:p text:style-name="P1"/>
      <text:p text:style-name="P1">I have computed the average SIA <text:s/>score for each candidate passage by representing them in the following column format.</text:p>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text:span text:style-name="T3">question</text:span></text:p>
          </table:table-cell>
          <table:table-cell table:style-name="Table2.A1" office:value-type="string">
            <text:p text:style-name="P7"><text:span text:style-name="T3">passage_title</text:span></text:p>
          </table:table-cell>
          <table:table-cell table:style-name="Table2.A1" office:value-type="string">
            <text:p text:style-name="P7"><text:span text:style-name="T3">sia_score</text:span></text:p>
          </table:table-cell>
        </table:table-row>
      </table:table>
      <text:p text:style-name="P1"/>
      <text:p text:style-name="P1">Question: question+exact answer</text:p>
      <text:p text:style-name="P1">Passage_title: candidate passage title</text:p>
      <text:p text:style-name="P1">sia_score: average SIA score <text:s/>of the candidate passage</text:p>
      <text:p text:style-name="P1"/>
      <text:p text:style-name="P1"/>
      <text:p text:style-name="P1">Task <text:s/>Assigned:</text:p>
      <text:p text:style-name="P1">Handled data cleaning, data parsing, data preprocessing for HOTPOT <text:s/>QA</text:p>
      <text:p text:style-name="P1"/>
      <text:list xml:id="list1403130848" text:style-name="WWNum2">
        <text:list-item>
          <text:p text:style-name="P9"><text:span text:style-name="T1">Data <text:s/>Preprocessing &amp; Cleaning phase:</text:span> Key columns from the json data are extracted. When extracting the sentences from candidate passage, all the sentences with empty string or less than two characters are considered as special cases and are not included as they are producing invalid scores in the score prediction phase.</text:p>
        </text:list-item>
      </text:list>
      <text:p text:style-name="P12"/>
      <text:list xml:id="list232748035914715" text:continue-numbering="true" text:style-name="WWNum2">
        <text:list-item>
          <text:p text:style-name="P9"><text:span text:style-name="T1">Data parsing Phase</text:span>: <text:s/>converted the .json data format to <text:s/>.csv <text:s/>format having all the <text:s/>necessary key columns.</text:p>
        </text:list-item>
      </text:list>
      <text:p text:style-name="P1"><text:soft-page-break/></text:p>
      <text:list xml:id="list232749296350592" text:continue-numbering="true" text:style-name="WWNum2">
        <text:list-item>
          <text:p text:style-name="P9"><text:span text:style-name="T1">Score Prediction Phase</text:span>: researched, tested, verified various pretrained &amp; trained models like Bert, Roberta etc <text:s/>Among all, pretrained, fine-tuned Web <text:span text:style-name="T5">BERT-based semantic text similarity model trained <text:s/>on STS-B dataset is producing good results for HOTPOT QA dataset, this model modifies PyTorch transformers by abstracting away all the research benchmarking code for ease of real-world applicability. </text:span></text:p>
        </text:list-item>
      </text:list>
      <text:p text:style-name="P3"/>
      <text:list xml:id="list232749633044108" text:continue-numbering="true" text:style-name="WWNum2">
        <text:list-item>
          <text:p text:style-name="P9"><text:span text:style-name="T7">For the STSbenchmark, we have sentence pairs annotated together with a score range [0-5] <text:s/>indicating the similarity.</text:span></text:p>
        </text:list-item>
      </text:list>
      <text:p text:style-name="P13"/>
      <text:list xml:id="list232749124069352" text:continue-numbering="true" text:style-name="WWNum2">
        <text:list-item>
          <text:p text:style-name="P9"><text:span text:style-name="T6">Data Processing Phase:</text:span><text:span text:style-name="T5"> </text:span>After generating the scores for each sentence of every candidate passage, processed the data to generate an average SIA score for <text:s/>candidate passage, saved all the results in output_data.csv format</text:p>
        </text:list-item>
      </text:list>
      <text:p text:style-name="P1"/>
      <text:p text:style-name="P1"/>
      <text:p text:style-name="P1">Consider the following sample data:</text:p>
      <text:p text:style-name="P1"/>
      <text:p text:style-name="P1">[{"supporting_facts": [["Arthur's Magazine", 0], ["First for Women", 0]], </text:p>
      <text:p text:style-name="Standard">"level": "medium", </text:p>
      <text:p text:style-name="Standard">"question": "Which magazine was started first Arthur's Magazine or First for Women?", </text:p>
      <text:p text:style-name="Standard">"context": [ <text:s text:c="2"/>["Radio City (Indian radio station)", ["Radio City is India's first private FM radio station and was started on 3 July 2001.", " It broadcasts on 91.1 (earlier 91.0 in most cities) megahertz from Mumbai (where it was started in 2004), Bengaluru (started first in 2001), Lucknow and New Delhi (since 2003).", " It plays Hindi, English and regional songs.", " It was launched in Hyderabad in March 2006, in Chennai on 7 July 2006 and in Visakhapatnam October 2007.", " Radio City recently forayed into New Media in May 2008 with the launch of a music portal - PlanetRadiocity.com that offers music related news, videos, songs, and other music-related features.", " The Radio station currently plays a mix of Hindi and Regional music.", " Abraham Thomas is the CEO of the company."] <text:s/>],</text:p>
      <text:p text:style-name="Standard">………………..</text:p>
      <text:p text:style-name="Standard">……………….</text:p>
      <text:p text:style-name="Standard">"answer": "Arthur's Magazine", </text:p>
      <text:p text:style-name="Standard">"_id": "5a7a06935542990198eaf050", </text:p>
      <text:p text:style-name="Standard">"type": "comparison"}</text:p>
      <text:p text:style-name="Standard"/>
      <text:p text:style-name="Standard">From this, I have extracted question, answer, set of candidate passages from the context, again from the context, i have extracted sentences and computed STS scores between &lt;Q+A&gt; and the every &lt;sentence&gt; of each candidate passage , finally <text:s text:c="2"/>calculated the <text:s/>average sia score for each <text:s/>candidate passage in the context. </text:p>
      <text:p text:style-name="Standard"/>
      <text:p text:style-name="P1"/>
      <text:p text:style-name="P1"/>
      <text:p text:style-name="P1"/>
      <text:p text:style-name="P1"><text:span text:style-name="T1">Instructions to run the <text:s/>code:</text:span></text:p>
      <text:p text:style-name="P5"><text:soft-page-break/></text:p>
      <text:p text:style-name="P1">All the <text:s/>executions are aligned sequentially <text:s/>in jupyter <text:s/>notebook</text:p>
      <text:list xml:id="list2188523839" text:style-name="WWNum1">
        <text:list-item>
          <text:p text:style-name="P10">Run the <text:s/>Necessary Installations section</text:p>
        </text:list-item>
        <text:list-item>
          <text:p text:style-name="P10">Run the data preprocessing <text:s/>section</text:p>
        </text:list-item>
        <text:list-item>
          <text:p text:style-name="P10">Run <text:s/>the scores generation section</text:p>
        </text:list-item>
        <text:list-item>
          <text:p text:style-name="P10"><text:s/>Run the <text:s/>data <text:s/>processing section</text:p>
        </text:list-item>
        <text:list-item>
          <text:p text:style-name="P10">Please ignore the <text:s/>commented code</text:p>
        </text:list-item>
      </text:list>
      <text:p text:style-name="P8"><text:span text:style-name="T8"/></text:p>
      <text:p text:style-name="P11"><text:span text:style-name="T8">User Controls:</text:span></text:p>
      <text:list xml:id="list735487019" text:style-name="L1">
        <text:list-item>
          <text:p text:style-name="P6"><text:span text:style-name="T8">Look for variable ‘FOLDER’ and update this value to main folder path where the input json file exists</text:span></text:p>
        </text:list-item>
        <text:list-item>
          <text:p text:style-name="P6"><text:span text:style-name="T8">Change ‘start’ and ‘end’ variables to control the <text:s/>data size.</text:span></text:p>
        </text:list-item>
        <text:list-item>
          <text:p text:style-name="P6"><text:span text:style-name="T8">The output csv files will be generaterd in the same “FOLDER”</text:span></text:p>
        </text:list-item>
      </text:list>
      <text:p text:style-name="P11"><text:span text:style-name="T8"/></text:p>
      <text:p text:style-name="P1">Also uploaded train, test, dev data and <text:s/>the <text:s/>models used while experimenting <text:s/>and training, <text:s/>experimental code is commented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T1" style:family="text">
      <style:text-properties fo:color="#6aa84f" fo:font-weight="bold" style:font-weight-asian="bol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CSE 576 - Natural Language Processing - Dataset Creatio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0-24T23:27:47.537829341</dc:date>
    <meta:editing-duration>PT7M47S</meta:editing-duration>
    <meta:editing-cycles>1</meta:editing-cycles>
    <meta:document-statistic meta:table-count="2" meta:image-count="0" meta:object-count="0" meta:page-count="3" meta:paragraph-count="57" meta:word-count="645" meta:character-count="4274" meta:non-whitespace-character-count="3642"/>
    <meta:generator>LibreOffice/6.0.7.3$Linux_X86_64 LibreOffice_project/00m0$Build-3</meta:generator>
  </office:meta>
</office:document-meta>
</file>